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d99" officeooo:paragraph-rsid="00135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ystem modu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2:40:39.067000000</meta:creation-date>
    <dc:date>2016-05-03T22:45:38.802000000</dc:date>
    <meta:editing-duration>PT5M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1.2.2$Windows_x86 LibreOffice_project/d3bf12ecb743fc0d20e0be0c58ca359301eb705f</meta:generator>
  </office:meta>
</office:document-meta>
</file>